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fo:color="#000099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JavaScript Test Too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asm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ies</text:p>
                <text:list>
                  <text:list-item>
                    <text:p>test double(テスト代役)</text:p>
                  </text:list-item>
                  <text:list-item>
                    <text:p>describe, itのblockの中にだけ存在する</text:p>
                  </text:list-item>
                  <text:list-item>
                    <text:p>toHaveBeenCalled</text:p>
                  </text:list-item>
                  <text:list-item>
                    <text:p>toHaveBeenCalledWith</text:p>
                  </text:list-item>
                  <text:list-item>
                    <text:p>SpyOn(foo, 'getBar').and.callThrough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cking Object In NodeJS Tests, With Jasmine Spies</text:p>
              </text:list-item>
              <text:list-item>
                <text:p>Enter Mock Objects</text:p>
              </text:list-item>
              <text:list-item>
                <text:p><text:span text:style-name="T1">function MockSchedule(){</text:span></text:p>
                <text:list>
                  <text:list-header>
                    <text:p><text:span text:style-name="T1">SpyOn(this, “emit”).and.CallThrough();</text:span></text:p>
                    <text:p><text:span text:style-name="T1">SpyOn(this, “on”).and.CallThrough();</text:span></text:p>
                    <text:p><text:span text:style-name="T1">this.processJobCompletion = jasmine.createSpy(“processJobCompletion”);</text:span></text:p>
                  </text:list-header>
                </text:list>
                <text:p><text:span text:style-name="T1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est/unit/controllerSpec.js</text:span></text:p>
              </text:list-item>
              <text:list-item>
                <text:p><text:span text:style-name="T2">describe('PhoneListCtrl', functioon(){</text:span></text:p>
                <text:list>
                  <text:list-header>
                    <text:p><text:span text:style-name="T2">beforeEach(</text:span><text:span text:style-name="T3">module</text:span><text:span text:style-name="T2">('phonecatApp');</text:span></text:p>
                    <text:p><text:span text:style-name="T2">it('should create “phones model”, function(){</text:span></text:p>
                    <text:list>
                      <text:list-header>
                        <text:p><text:span text:style-name="T3">inject</text:span><text:span text:style-name="T2">(function($controoler);</text:span></text:p>
                      </text:list-header>
                    </text:list>
                    <text:p><text:span text:style-name="T2">});</text:span></text:p>
                  </text:list-header>
                </text:list>
                <text:p><text:span text:style-name="T2">});</text:span></text:p>
              </text:list-item>
              <text:list-item>
                <text:p><text:span text:style-name="T2">karma.conf.js</text:span><text:span text:style-name="T2">に</text:span><text:span text:style-name="T3">angular-mocks.js</text:span><text:span text:style-name="T2">を読み込ませ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underscore no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gular-mocks</text:p>
              </text:list-item>
              <text:list-item>
                <text:p>angular.mock.inject</text:p>
              </text:list-item>
              <text:list-item>
                <text:p>controllers are not available on the global scope</text:p>
                <text:p><text:span text:style-name="T2">beforeEach(module('app'));</text:span></text:p>
                <text:p><text:span text:style-name="T2">beforeEach(inject(function(</text:span><text:span text:style-name="T3">_$controller_</text:span><text:span text:style-name="T2">){</text:span></text:p>
                <text:list>
                  <text:list-header>
                    <text:p><text:span text:style-name="T2">$controller = </text:span><text:span text:style-name="T3">_$controller_</text:span><text:span text:style-name="T2">;</text:span></text:p>
                  </text:list-header>
                </text:list>
                <text:p><text:span text:style-name="T2">}</text:span></text:p>
              </text:list-item>
              <text:list-item>
                <text:p><text:span text:style-name="T2">The use of the underscore notation is a convention</text:span></text:p>
              </text:list-item>
              <text:list-item>
                <text:p><text:span text:style-name="T2">wide spread in AngularJS community to keep the variable names</text:span></text:p>
              </text:list-item>
              <text:list-item>
                <text:p><text:span text:style-name="T2">clean in your tes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king Dependency in AngularJS Tests</text:p>
              </text:list-item>
              <text:list-item>
                <text:p>Unit Testing AngularJS factories that have dependencies</text:p>
              </text:list-item>
              <text:list-item>
                <text:p>There are two ways to accomplish something like this that I know of</text:p>
              </text:list-item>
            </text:list>
            <text:list text:style-name="L3">
              <text:list-item>
                <text:list>
                  <text:list-item>
                    <text:p>Use $provide and an anonymous module to inject the mock</text:p>
                  </text:list-item>
                  <text:list-item>
                    <text:p>Inject the service you would like to mock and use jasmine's spying ability to provide mock v</text:p>
                  </text:list-item>
                </text:list>
              </text:list-item>
            </text:list>
          </draw:text-box>
        </draw:frame>
        <draw:frame draw:style-name="gr2" draw:layer="layout" svg:width="10.289cm" svg:height="0.962cm" svg:x="3cm" svg:y="18.8cm">
          <draw:text-box>
            <text:p>sitepoint.com/unit-testing-angularj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.conf.js</text:p>
              </text:list-item>
              <text:list-item>
                <text:p><text:span text:style-name="T1">module.exports = function(config){</text:span></text:p>
                <text:list>
                  <text:list-header>
                    <text:p><text:span text:style-name="T1">config.set({</text:span></text:p>
                    <text:p><text:span text:style-name="T1">basePath: '',</text:span></text:p>
                    <text:p><text:span text:style-name="T1">frameworks: ['jasmine'],</text:span></text:p>
                    <text:p><text:span text:style-name="T1">files: [</text:span></text:p>
                    <text:list>
                      <text:list-header>
                        <text:p><text:span text:style-name="T1">“</text:span><text:span text:style-name="T1">node_modules/angular.js”,</text:span></text:p>
                        <text:p><text:span text:style-name="T4">“</text:span><text:span text:style-name="T4">node_modules/angular-mocks/angular-mocks.js”,</text:span></text:p>
                        <text:p><text:span text:style-name="T5">//“src/**/*.js”, Do Not Include at least karma-webpack</text:span></text:p>
                        <text:p><text:span text:style-name="T1">“</text:span><text:span text:style-name="T1">test/**/*.js”</text:span></text:p>
                      </text:list-header>
                    </text:list>
                    <text:p><text:span text:style-name="T1">]</text:span></text:p>
                  </text:list-header>
                </text:list>
                <text:p><text:span text:style-name="T1">});</text:span></text:p>
                <text:p><text:span text:style-name="T1">}</text:span></text:p>
              </text:list-item>
            </text:list>
          </draw:text-box>
        </draw:frame>
        <draw:frame draw:style-name="gr2" draw:layer="layout" svg:width="10.289cm" svg:height="0.962cm" svg:x="3.001cm" svg:y="18.8cm">
          <draw:text-box>
            <text:p>sitepoint.com/unit-testing-angularj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karma.conf.js</text:span></text:p>
              </text:list-item>
              <text:list-item>
                <text:p><text:span text:style-name="T6">module.exports = function(config){</text:span></text:p>
                <text:list>
                  <text:list-header>
                    <text:p><text:span text:style-name="T6">config.set({</text:span></text:p>
                    <text:list>
                      <text:list-header>
                        <text:p><text:span text:style-name="T6">files:[</text:span></text:p>
                        <text:list>
                          <text:list-header>
                            <text:p><text:span text:style-name="T7">// “src/**/*.js”, Do Not Read</text:span></text:p>
                            <text:p><text:span text:style-name="T6">“</text:span><text:span text:style-name="T6">test/**/*.js”</text:span></text:p>
                          </text:list-header>
                        </text:list>
                        <text:p><text:span text:style-name="T6">],</text:span></text:p>
                        <text:p><text:span text:style-name="T6">preprocessors: {</text:span></text:p>
                        <text:list>
                          <text:list-header>
                            <text:p><text:span text:style-name="T6">“</text:span><text:span text:style-name="T6">src/**/*.js”: [“babel”],</text:span></text:p>
                            <text:p><text:span text:style-name="T6">“</text:span><text:span text:style-name="T6">test/**/*.js”: [“babel”]</text:span></text:p>
                          </text:list-header>
                        </text:list>
                        <text:p><text:span text:style-name="T6">},</text:span></text:p>
                        <text:p><text:span text:style-name="T6">“</text:span><text:span text:style-name="T6">babelPreprocessor”: {</text:span></text:p>
                        <text:list>
                          <text:list-header>
                            <text:p><text:span text:style-name="T6">// options go here</text:span></text:p>
                          </text:list-header>
                        </text:list>
                        <text:p><text:span text:style-name="T6">}</text:span></text:p>
                      </text:list-header>
                    </text:list>
                    <text:p><text:span text:style-name="T6">});</text:span></text:p>
                  </text:list-header>
                </text:list>
                <text:p><text:span text:style-name="T6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est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cha</text:p>
                <text:list>
                  <text:list-item>
                    <text:p>feature-rich JS test framework running on Node.js making asynchronous testing simple and fun.</text:p>
                  </text:list-item>
                </text:list>
              </text:list-item>
              <text:list-item>
                <text:p>Chai</text:p>
                <text:list>
                  <text:list-item>
                    <text:p>Chai is a BDD/TDD assertion library for node and the browser that can be delightfully paired with any javascript</text:p>
                  </text:list-item>
                </text:list>
              </text:list-item>
              <text:list-item>
                <text:p>Jasmine = Mocha + Chai</text:p>
              </text:list-item>
              <text:list-item>
                <text:p>Jest</text:p>
                <text:list>
                  <text:list-item>
                    <text:p>Jasmine wrapper</text:p>
                  </text:list-item>
                </text:list>
              </text:list-item>
              <text:list-item>
                <text:p>Protoractor</text:p>
                <text:list>
                  <text:list-item>
                    <text:p>an end-to-end test framework for AngularJS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JavaScript Using the Jasmine Framework</text:p>
              </text:list-item>
              <text:list-item>
                <text:p>toBe</text:p>
                <text:list>
                  <text:list-item>
                    <text:p>represents exact equality (===)</text:p>
                  </text:list-item>
                </text:list>
              </text:list-item>
              <text:list-item>
                <text:p>toEqual</text:p>
                <text:list>
                  <text:list-item>
                    <text:p>represents the regular equality (==) operator</text:p>
                  </text:list-item>
                </text:list>
              </text:list-item>
              <text:list-item>
                <text:p>toMatch</text:p>
                <text:list>
                  <text:list-item>
                    <text:p>calls to RegExp match() method</text:p>
                  </text:list-item>
                </text:list>
              </text:list-item>
            </text:list>
          </draw:text-box>
        </draw:frame>
        <draw:frame draw:style-name="gr2" draw:layer="layout" svg:width="6.801cm" svg:height="0.962cm" svg:x="3.4cm" svg:y="19.2cm">
          <draw:text-box>
            <text:p>www.htmlgoodie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I test an AngularJS service with Jasmine?</text:p>
              </text:list-item>
              <text:list-item>
                <text:p><text:span text:style-name="T8">myModule = angular.module('myModule');</text:span></text:p>
              </text:list-item>
              <text:list-item>
                <text:p>The provider is the factory method that instantiate the service, is not called in example above</text:p>
              </text:list-item>
              <text:list-item>
                <text:p>Only creating the module doesn't instantiate the service</text:p>
              </text:list-item>
              <text:list-item>
                <text:p><text:span text:style-name="T8">var $injector = angular.injector(['myModule']);</text:span></text:p>
              </text:list-item>
              <text:list-item>
                <text:p><text:span text:style-name="T8">var myService = $injector.get('myService');</text:span></text:p>
              </text:list-item>
              <text:list-item>
                <text:p><text:span text:style-name="T8">expect(myService.one).toEqual(1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Unit Testing AngularJS Factories that have dependencies</text:span></text:p>
              </text:list-item>
              <text:list-item>
                <text:p><text:span text:style-name="T9">When unit testing on Angular factory(with Karma + Jasmine), how do I inject a stub dependency into the factory under test?</text:span></text:p>
                <text:p><text:span text:style-name="T6">beforeEach(module('myFactoryMod'));</text:span></text:p>
                <text:p><text:span text:style-name="T6">beforeEach(module(function($provider){</text:span></text:p>
                <text:list>
                  <text:list-header>
                    <text:p><text:span text:style-name="T6">$provider.value('oneOfMyOtherServicesStub', {</text:span></text:p>
                    <text:list>
                      <text:list-header>
                        <text:p><text:span text:style-name="T6">someVariable = 1;</text:span></text:p>
                      </text:list-header>
                    </text:list>
                    <text:p><text:span text:style-name="T6">});</text:span></text:p>
                  </text:list-header>
                </text:list>
                <text:p><text:span text:style-name="T6">});</text:span></text:p>
                <text:p><text:span text:style-name="T6">inject(function(myfactory){</text:span></text:p>
                <text:list>
                  <text:list-header>
                    <text:p><text:span text:style-name="T6">expect(myFactory).toBeDefined();</text:span></text:p>
                  </text:list-header>
                </text:list>
                <text:p><text:span text:style-name="T6">})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not load “PhantomJS”, it is not registered!</text:p>
              </text:list-item>
              <text:list-item>
                <text:p>I installed karma and karama-phantomjs-launcher</text:p>
                <text:p/>
              </text:list-item>
              <text:list-item>
                <text:p>You have to install the plugins through npm, but you have to tell karma that you're going to use those plugins in the “plugins” directive.</text:p>
                <text:list>
                  <text:list-header>
                    <text:p>plugins: [</text:p>
                    <text:list>
                      <text:list-header>
                        <text:p>'karama-jasmine',</text:p>
                        <text:p>'karama-requiresjs',</text:p>
                        <text:p>'karama-phantomjs-launcher',</text:p>
                      </text:list-header>
                    </text:list>
                    <text:p>]</text:p>
                  </text:list-header>
                </text:list>
              </text:list-item>
              <text:list-item>
                <text:p>Or install plugins in same directory without plugins proper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01:01:50.372643186</meta:creation-date>
    <meta:generator>LibreOffice/4.2.8.2$Linux_X86_64 LibreOffice_project/420m0$Build-2</meta:generator>
    <dc:date>2016-03-05T03:24:08.312915911</dc:date>
    <meta:editing-duration>PT2H15M23S</meta:editing-duration>
    <meta:editing-cycles>40</meta:editing-cycles>
    <meta:document-statistic meta:object-count="76"/>
  </office:meta>
</office:document-meta>
</file>